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8e852" officeooo:paragraph-rsid="0008e852"/>
    </style:style>
    <style:style style:name="P2" style:family="paragraph" style:parent-style-name="Text_20_body">
      <style:paragraph-properties fo:text-align="start" style:justify-single-word="false"/>
      <style:text-properties officeooo:rsid="000c895c" officeooo:paragraph-rsid="000c895c"/>
    </style:style>
    <style:style style:name="P3" style:family="paragraph" style:parent-style-name="Text_20_body">
      <style:paragraph-properties fo:text-align="justify" style:justify-single-word="false"/>
      <style:text-properties fo:font-size="13pt" officeooo:rsid="0008e852" officeooo:paragraph-rsid="0008e852" style:font-size-asian="13pt" style:font-size-complex="13pt"/>
    </style:style>
    <style:style style:name="P4" style:family="paragraph" style:parent-style-name="Text_20_body">
      <style:paragraph-properties fo:text-align="start" style:justify-single-word="false"/>
      <style:text-properties fo:font-size="13pt" officeooo:rsid="0008e852" officeooo:paragraph-rsid="0008e852" style:font-size-asian="13pt" style:font-size-complex="13pt"/>
    </style:style>
    <style:style style:name="P5" style:family="paragraph" style:parent-style-name="Text_20_body">
      <style:paragraph-properties fo:text-align="justify" style:justify-single-word="false"/>
      <style:text-properties fo:font-size="13pt" officeooo:paragraph-rsid="000c895c" style:font-size-asian="13pt" style:font-size-complex="13pt"/>
    </style:style>
    <style:style style:name="P6" style:family="paragraph" style:parent-style-name="Text_20_body">
      <style:paragraph-properties fo:text-align="start" style:justify-single-word="false"/>
      <style:text-properties fo:font-size="13pt" officeooo:paragraph-rsid="000c895c" style:font-size-asian="13pt" style:font-size-complex="13pt"/>
    </style:style>
    <style:style style:name="P7" style:family="paragraph" style:parent-style-name="Text_20_body">
      <style:paragraph-properties fo:text-align="center" style:justify-single-word="false"/>
      <style:text-properties style:use-window-font-color="true" fo:font-weight="normal" officeooo:rsid="000e51cb" officeooo:paragraph-rsid="000e51cb" style:font-weight-asian="normal" style:font-weight-complex="normal"/>
    </style:style>
    <style:style style:name="P8" style:family="paragraph" style:parent-style-name="Title">
      <style:paragraph-properties fo:text-align="center" style:justify-single-word="false"/>
      <style:text-properties fo:color="#009999" officeooo:rsid="0008e852" officeooo:paragraph-rsid="0008e852"/>
    </style:style>
    <style:style style:name="P9" style:family="paragraph" style:parent-style-name="Subtitle">
      <style:paragraph-properties fo:text-align="start" style:justify-single-word="false"/>
    </style:style>
    <style:style style:name="P10" style:family="paragraph" style:parent-style-name="Subtitle">
      <style:paragraph-properties fo:text-align="start" style:justify-single-word="false"/>
      <style:text-properties fo:color="#009999"/>
    </style:style>
    <style:style style:name="P11" style:family="paragraph" style:parent-style-name="Subtitle">
      <style:paragraph-properties fo:text-align="justify" style:justify-single-word="false"/>
      <style:text-properties fo:color="#009999" style:text-underline-style="none" fo:background-color="transparen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a62d" style:font-style-asian="normal" style:font-style-complex="normal"/>
    </style:style>
    <style:style style:name="T4" style:family="text">
      <style:text-properties fo:font-style="normal" officeooo:rsid="000e51cb" style:font-style-asian="normal" style:font-style-complex="normal"/>
    </style:style>
    <style:style style:name="T5" style:family="text">
      <style:text-properties officeooo:rsid="000c895c"/>
    </style:style>
    <style:style style:name="T6" style:family="text">
      <style:text-properties officeooo:rsid="000e51cb"/>
    </style:style>
    <style:style style:name="T7" style:family="text">
      <style:text-properties fo:color="#00cccc"/>
    </style:style>
    <style:style style:name="T8" style:family="text">
      <style:text-properties fo:color="#00999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3pt" fo:font-style="normal" style:font-size-asian="13pt" style:font-style-asian="normal" style:font-size-complex="13pt" style:font-style-complex="normal"/>
    </style:style>
    <style:style style:name="T11" style:family="text">
      <style:text-properties fo:font-size="13pt" fo:font-style="normal" officeooo:rsid="000aa62d" style:font-size-asian="13pt" style:font-style-asian="normal" style:font-size-complex="13pt" style:font-style-complex="normal"/>
    </style:style>
    <style:style style:name="T12" style:family="text">
      <style:text-properties fo:font-size="13pt" fo:font-style="normal" officeooo:rsid="000e51cb" style:font-size-asian="13pt" style:font-style-asian="normal" style:font-size-complex="13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te-rendu <text:span text:style-name="T6">Find My Way</text:span></text:p>
      <text:p text:style-name="P7">Cam Lien Kieu, Jesus Tovar, Daniel Del Villar, Antoine Gillet</text:p>
      <text:p text:style-name="P7"/>
      <text:p text:style-name="P11">Chronologie</text:p>
      <text:p text:style-name="P3">Nous avons commencé par concevoir le schéma de la base de donnée. Nous avons opté pour 4 tables : Partie, Chemin, Lieu, Utilisateur. </text:p>
      <text:p text:style-name="P3">Nous avons ensuite identifiés les routes dont on aurait besoin, puis avons commencé la réalisation du backend. Daniel à lui commencé la partie front-end avec Angular et l’api Google Maps pour la carte. Une fois les principales routes de l’API finie, Jesus et Daniel ont réalisé <text:span text:style-name="T5">l’implémentation</text:span> de l’API dans le frontend, et la mise en page de l’application. Cam Lien et Antoine ont programmé les routes pour la partie admin de l’application.</text:p>
      <text:p text:style-name="P3">Daniel s’est ensuite occupé du style des pages, Jesus des animations, pendant que Cam-Lien et Antoine achevait les routes permettant de modifier, supprimer, ajouter un lieu, avec les formulaires HTML correspondants.</text:p>
      <text:p text:style-name="P5">Pour finir nous avons remplis la base de données et tester notre application.</text:p>
      <text:p text:style-name="P5"><text:span text:style-name="T5">Nous avons réalisés toute les fonctionnalités minimales ainsi que l’extension qui ajoute un temps imparti pour trouver la destination finale.</text:span></text:p>
      <text:p text:style-name="P6"><text:span text:style-name="T5">Les bases pour l’extension permettant a un visiteurs de se connecter ont été posée, mais la fonctionnalité n’a pu être finie par manque de temps.</text:span><text:line-break/></text:p>
      <text:p text:style-name="P9"><text:line-break/><text:span text:style-name="T8">Problèmes rencontrés</text:span></text:p>
      <text:p text:style-name="P4">Un conflit dans notre dépôt git nous a bloqué une majeur partie de la matinée de jeudi. Nous avons été obligé de recréer un dépôt git.</text:p>
      <text:p text:style-name="P4">Un problème récurrent à été l’erreur <text:span text:style-name="T1">No 'Access-Control-Allow-Origin' header is present on the requested resource. </text:span><text:span text:style-name="T2">Même après l’ajout d’un middleware permettant </text:span><text:span text:style-name="T3">d’ajouter le header. Ce qui rend se problème singulier est le fait que seul Antoine a eu se problème, qui apparaissait de façon intermittente, bien qu’ayant le même code que le reste du groupe.</text:span></text:p>
      <text:p text:style-name="P1"><text:span text:style-name="T3"/></text:p>
      <text:p text:style-name="P10"><text:span text:style-name="T3">R</text:span><text:span text:style-name="T2">essenti du groupe</text:span></text:p>
      <text:p text:style-name="P2"><text:span text:style-name="T11">D</text:span><text:span text:style-name="T10">ans l’ensemble, l’atelier s’est bien passé, le groupe avait une bonne communication et nous tro</text:span><text:span text:style-name="T12">u</text:span><text:span text:style-name="T10">vons le rendu final relativement satisfaisan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09:37:24.273755341</meta:creation-date>
    <dc:date>2017-02-11T10:22:48.012975883</dc:date>
    <meta:editing-duration>PT52S</meta:editing-duration>
    <meta:editing-cycles>1</meta:editing-cycles>
    <meta:document-statistic meta:table-count="0" meta:image-count="0" meta:object-count="0" meta:page-count="1" meta:paragraph-count="14" meta:word-count="306" meta:character-count="1921" meta:non-whitespace-character-count="1625"/>
    <meta:generator>LibreOffice/5.1.4.2$Linux_X86_64 LibreOffice_project/10m0$Build-2</meta:generator>
  </office:meta>
</office:document-meta>
</file>